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11-18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9-24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8-2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4-16 1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3-20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1-29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2-09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1-20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0-02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7-23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5-28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4-30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4-15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3-27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2-06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1-30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0-10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9-13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7-12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5-23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3-29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2-09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2-01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0-25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0-06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7-25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6-06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5-24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4-04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2-07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2-06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0-18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0-14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9-08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7-06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6-09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5-10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3-15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1-25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1-30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0-22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0-05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8-17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6-22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4-27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3-09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1-21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2-03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1-13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0-28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8-19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6-18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5-13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5-0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3-25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2-0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2-12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1-01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0-02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7-31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6-12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4-24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4-19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3-12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1-31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1-28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0-18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8-14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7-12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6-20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6-0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8076150201</text:p>
          </table:table-cell>
          <table:table-cell office:value-type="string" calcext:value-type="string">
            <text:p>WY <text:s text:c="2"/>197 Wyoming County Observation Well</text:p>
          </table:table-cell>
          <table:table-cell office:value-type="string" calcext:value-type="string">
            <text:p>2017-04-14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192" meta:object-count="0"/>
    <meta:user-defined meta:name="AppVersion">3.0</meta:user-defined>
  </office:meta>
</office:document-meta>
</file>